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n" fo:country="US" style:font-size-asian="18pt" style:font-size-complex="18pt"/>
    </style:style>
    <style:style style:name="T1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445cm" svg:height="1.27cm" svg:x="6.08cm" svg:y="2.27cm">
          <text:p text:style-name="P1">main_window</text:p>
          <draw:enhanced-geometry svg:viewBox="0 0 21600 21600" draw:type="rectangle" draw:enhanced-path="M 0 0 L 21600 0 21600 21600 0 21600 0 0 Z N"/>
        </draw:custom-shape>
        <draw:frame draw:style-name="gr2" draw:layer="layout" svg:width="1.632cm" svg:height="0.962cm" svg:x="0.845cm" svg:y="2.27cm">
          <draw:text-box>
            <text:p>GUI</text:p>
          </draw:text-box>
        </draw:frame>
        <draw:custom-shape draw:style-name="gr1" draw:text-style-name="P1" draw:id="id4" draw:layer="layout" svg:width="4.445cm" svg:height="1.27cm" svg:x="6.08cm" svg:y="4.175cm">
          <text:p text:style-name="P1">gri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.445cm" svg:height="1.27cm" svg:x="6.08cm" svg:y="6.08cm">
          <text:p text:style-name="P1">grid_t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445cm" svg:height="1.27cm" svg:x="11.16cm" svg:y="6.08cm">
          <text:p text:style-name="P1">grid_render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1.27cm" svg:x="16.24cm" svg:y="2.27cm">
          <text:p text:style-name="P1">gui_interfac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445cm" svg:height="1.27cm" svg:x="16.145cm" svg:y="4.175cm">
          <text:p text:style-name="P1">dialog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25cm" svg:y1="2.905cm" svg:x2="16.24cm" svg:y2="2.905cm" draw:start-shape="id1" draw:end-shape="id2" svg:d="m10525 2905h5715">
          <text:p/>
        </draw:connector>
        <draw:connector draw:style-name="gr3" draw:text-style-name="P1" draw:layer="layout" draw:type="line" svg:x1="18.462cm" svg:y1="3.54cm" svg:x2="18.367cm" svg:y2="4.175cm" draw:start-shape="id2" draw:end-shape="id3" draw:end-glue-point="0" svg:d="m18462 3540-95 635">
          <text:p/>
        </draw:connector>
        <draw:connector draw:style-name="gr3" draw:text-style-name="P1" draw:layer="layout" draw:type="line" svg:x1="8.302cm" svg:y1="3.54cm" svg:x2="8.302cm" svg:y2="4.175cm" draw:start-shape="id1" draw:end-shape="id4" draw:end-glue-point="0" svg:d="m8302 3540v635">
          <text:p/>
        </draw:connector>
        <draw:connector draw:style-name="gr3" draw:text-style-name="P1" draw:id="id6" draw:layer="layout" draw:type="line" svg:x1="10.525cm" svg:y1="4.81cm" svg:x2="13.382cm" svg:y2="6.08cm" draw:start-shape="id4" draw:start-glue-point="1" draw:end-shape="id5" draw:end-glue-point="0" svg:d="m10525 4810 2857 1270">
          <text:p/>
        </draw:connector>
        <draw:connector draw:style-name="gr3" draw:text-style-name="P1" draw:layer="layout" draw:type="line" svg:x1="8.302cm" svg:y1="5.445cm" svg:x2="8.302cm" svg:y2="6.08cm" draw:start-shape="id6" draw:start-glue-point="0" draw:end-shape="id7" draw:end-glue-point="0" svg:d="m8302 5445v635">
          <text:p/>
        </draw:connector>
        <draw:custom-shape draw:style-name="gr1" draw:text-style-name="P1" draw:layer="layout" svg:width="4.445cm" svg:height="1.27cm" svg:x="26.364cm" svg:y="4.134cm">
          <text:p text:style-name="P1">toolba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27cm" svg:x="21.32cm" svg:y="4.175cm">
          <text:p text:style-name="P1">menubars</text:p>
          <draw:enhanced-geometry svg:viewBox="0 0 21600 21600" draw:type="rectangle" draw:enhanced-path="M 0 0 L 21600 0 21600 21600 0 21600 0 0 Z N"/>
        </draw:custom-shape>
        <draw:frame draw:style-name="gr2" draw:layer="layout" svg:width="2.75cm" svg:height="0.962cm" svg:x="0.845cm" svg:y="9.563cm">
          <draw:text-box>
            <text:p>MODEL</text:p>
          </draw:text-box>
        </draw:frame>
        <draw:custom-shape draw:style-name="gr1" draw:text-style-name="P1" draw:id="id8" draw:layer="layout" svg:width="4.445cm" svg:height="1.27cm" svg:x="6.08cm" svg:y="9.255cm">
          <text:p text:style-name="P1">data_arra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2cm" svg:y1="7.35cm" svg:x2="8.302cm" svg:y2="9.255cm" draw:start-shape="id7" draw:end-shape="id8" draw:end-glue-point="0" svg:d="m8302 7350v1905">
          <text:p/>
        </draw:connector>
        <draw:connector draw:style-name="gr3" draw:text-style-name="P1" draw:layer="layout" draw:type="line" svg:x1="13.382cm" svg:y1="7.35cm" svg:x2="8.302cm" svg:y2="9.255cm" draw:start-shape="id5" draw:start-glue-point="2" draw:end-shape="id8" draw:end-glue-point="0" svg:d="m13382 7350-5080 1905">
          <text:p/>
        </draw:connector>
        <draw:frame draw:style-name="gr2" draw:layer="layout" svg:width="3.33cm" svg:height="0.962cm" svg:x="0.845cm" svg:y="13.373cm">
          <draw:text-box>
            <text:p>ACTIONS</text:p>
          </draw:text-box>
        </draw:frame>
        <draw:custom-shape draw:style-name="gr1" draw:text-style-name="P1" draw:id="id9" draw:layer="layout" svg:width="6.985cm" svg:height="1.27cm" svg:x="6.08cm" svg:y="13.065cm">
          <text:p text:style-name="P1">main_window_action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6.985cm" svg:height="1.27cm" svg:x="6.08cm" svg:y="14.97cm">
          <text:p text:style-name="P1">grid_action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6.985cm" svg:height="1.27cm" svg:x="6.08cm" svg:y="16.875cm">
          <text:p text:style-name="P1">grid_cell_ac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133cm" svg:x1="6.08cm" svg:y1="2.905cm" svg:x2="6.08cm" svg:y2="13.7cm" draw:start-shape="id1" draw:start-glue-point="3" draw:end-shape="id9" draw:end-glue-point="3" svg:d="m6080 2905h-635v10795h635">
          <text:p/>
        </draw:connector>
        <draw:connector draw:style-name="gr3" draw:text-style-name="P1" draw:layer="layout" draw:line-skew="-0.768cm" svg:x1="6.08cm" svg:y1="4.81cm" svg:x2="6.08cm" svg:y2="15.605cm" draw:start-shape="id4" draw:start-glue-point="3" draw:end-shape="id10" draw:end-glue-point="3" svg:d="m6080 4810h-1270v10795h1270">
          <text:p/>
        </draw:connector>
        <draw:connector draw:style-name="gr3" draw:text-style-name="P1" draw:layer="layout" draw:line-skew="-0.768cm" svg:x1="6.08cm" svg:y1="4.81cm" svg:x2="6.08cm" svg:y2="17.51cm" draw:start-shape="id4" draw:start-glue-point="3" draw:end-shape="id11" draw:end-glue-point="3" svg:d="m6080 4810h-1270v12700h1270">
          <text:p/>
        </draw:connector>
        <draw:connector draw:style-name="gr3" draw:text-style-name="P1" draw:layer="layout" svg:x1="10.525cm" svg:y1="9.89cm" svg:x2="13.065cm" svg:y2="15.605cm" draw:start-shape="id8" draw:start-glue-point="1" draw:end-shape="id10" svg:d="m10525 9890h3040v5715h-500">
          <text:p/>
        </draw:connector>
        <draw:connector draw:style-name="gr3" draw:text-style-name="P1" draw:layer="layout" svg:x1="10.525cm" svg:y1="9.89cm" svg:x2="13.065cm" svg:y2="17.51cm" draw:start-shape="id8" draw:start-glue-point="1" draw:end-shape="id11" draw:end-glue-point="1" svg:d="m10525 9890h3040v7620h-500">
          <text:p/>
        </draw:connector>
        <draw:frame draw:style-name="gr2" draw:text-style-name="P2" draw:layer="layout" svg:width="5.108cm" svg:height="2.384cm" svg:x="-4.582cm" svg:y="13.7cm">
          <draw:text-box>
            <text:p text:style-name="P2"><text:span text:style-name="T1">All changes to </text:span></text:p>
            <text:p text:style-name="P2"><text:span text:style-name="T1">the model are </text:span></text:p>
            <text:p text:style-name="P2"><text:span text:style-name="T1">done by actions.</text:span></text:p>
          </draw:text-box>
        </draw:frame>
        <draw:frame draw:style-name="gr2" draw:text-style-name="P2" draw:layer="layout" svg:width="4.947cm" svg:height="3.095cm" svg:x="-4.582cm" svg:y="2.27cm">
          <draw:text-box>
            <text:p text:style-name="P2"><text:span text:style-name="T1">The GUI layer</text:span></text:p>
            <text:p text:style-name="P2"><text:span text:style-name="T1">manages wx</text:span></text:p>
            <text:p text:style-name="P2"><text:span text:style-name="T1">objects and </text:span></text:p>
            <text:p text:style-name="P2"><text:span text:style-name="T1">dialog workflow.</text:span></text:p>
          </draw:text-box>
        </draw:frame>
        <draw:frame draw:style-name="gr2" draw:text-style-name="P2" draw:layer="layout" svg:width="5.328cm" svg:height="2.384cm" svg:x="-4.582cm" svg:y="9.335cm">
          <draw:text-box>
            <text:p text:style-name="P2">The model layer</text:p>
            <text:p text:style-name="P2">contains the core</text:p>
            <text:p text:style-name="P2">data structure S</text:p>
          </draw:text-box>
        </draw:frame>
        <draw:custom-shape draw:style-name="gr1" draw:text-style-name="P1" draw:id="id12" draw:layer="layout" svg:width="4.445cm" svg:height="1.27cm" svg:x="6.08cm" svg:y="0.365cm">
          <text:p text:style-name="P1">pysprea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2cm" svg:y1="1.635cm" svg:x2="8.302cm" svg:y2="2.27cm" draw:start-shape="id12" draw:start-glue-point="2" draw:end-shape="id1" draw:end-glue-point="0" svg:d="m8302 1635v635">
          <text:p/>
        </draw:connector>
        <draw:frame draw:style-name="gr2" draw:layer="layout" svg:width="2.534cm" svg:height="0.962cm" svg:x="0.845cm" svg:y="0.365cm">
          <draw:text-box>
            <text:p>START</text:p>
          </draw:text-box>
        </draw:frame>
        <draw:connector draw:style-name="gr3" draw:text-style-name="P1" draw:layer="layout" draw:line-skew="-0.133cm" svg:x1="6.08cm" svg:y1="2.905cm" svg:x2="6.08cm" svg:y2="15.605cm" draw:start-shape="id1" draw:start-glue-point="3" draw:end-shape="id10" draw:end-glue-point="3" svg:d="m6080 2905h-635v12700h635">
          <text:p/>
        </draw:connector>
        <draw:connector draw:style-name="gr3" draw:text-style-name="P1" draw:layer="layout" draw:line-skew="-0.133cm" svg:x1="6.08cm" svg:y1="2.905cm" svg:x2="6.08cm" svg:y2="17.51cm" draw:start-shape="id1" draw:start-glue-point="3" draw:end-shape="id11" draw:end-glue-point="3" svg:d="m6080 2905h-635v14605h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1T01:23:20</meta:creation-date>
    <dc:date>2011-04-11T01:47:23</dc:date>
    <meta:editing-duration>PT00H08M51S</meta:editing-duration>
    <meta:editing-cycles>4</meta:editing-cycles>
    <meta:generator>OpenOffice.org/3.2$Linux OpenOffice.org_project/320m19$Build-9505</meta:generator>
    <meta:document-statistic meta:object-count="35"/>
  </office:meta>
</office:document-meta>
</file>